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0122" officeooo:paragraph-rsid="00190122"/>
    </style:style>
    <style:style style:name="P2" style:family="paragraph" style:parent-style-name="Standard">
      <style:text-properties officeooo:rsid="00190122" officeooo:paragraph-rsid="001aed8e"/>
    </style:style>
    <style:style style:name="P3" style:family="paragraph" style:parent-style-name="Standard">
      <style:text-properties officeooo:rsid="001aed8e" officeooo:paragraph-rsid="001aed8e"/>
    </style:style>
    <style:style style:name="P4" style:family="paragraph" style:parent-style-name="Standard">
      <style:text-properties officeooo:rsid="001c375f" officeooo:paragraph-rsid="001c37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ed8e" style:font-weight-asian="bold" style:font-weight-complex="bold"/>
    </style:style>
    <style:style style:name="T3" style:family="text">
      <style:text-properties officeooo:rsid="001aed8e"/>
    </style:style>
    <style:style style:name="T4" style:family="text">
      <style:text-properties officeooo:rsid="001dc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EMPLEADO</text:span>(#id_e, dni_e, nombre, teléfono, salario, <text:span text:style-name="T3">código_localidad</text:span>) siendo</text:p>
      <text:p text:style-name="P1"><text:tab/>id_e <text:span text:style-name="T1">es cadena no nulo,</text:span></text:p>
      <text:p text:style-name="P1"><text:tab/>dni_e <text:span text:style-name="T1">es cadena no nulo,</text:span></text:p>
      <text:p text:style-name="P1"><text:tab/>nombre <text:span text:style-name="T1">es cadena, </text:span></text:p>
      <text:p text:style-name="P1"><text:tab/>teléfono<text:span text:style-name="T1"> es cadena</text:span>,</text:p>
      <text:p text:style-name="P1"><text:tab/>salario <text:span text:style-name="T1">es entero</text:span>,</text:p>
      <text:p text:style-name="P2"><text:tab/><text:span text:style-name="T3">código_localidad </text:span><text:span text:style-name="T2">es cadena no nulo</text:span><text:span text:style-name="T3">,</text:span></text:p>
      <text:p text:style-name="P1"><text:tab/><text:span text:style-name="T1">PK</text:span>(id_e),</text:p>
      <text:p text:style-name="P2"><text:tab/><text:span text:style-name="T2">FK</text:span><text:span text:style-name="T3">(código_localidad/LOCALIDAD(código_localidad))</text:span></text:p>
      <text:p text:style-name="P1"/>
      <text:p text:style-name="P3">LOCALIDAD(#código_localidad, nombre, códigoProvincia) siendo</text:p>
      <text:p text:style-name="P2"><text:tab/><text:span text:style-name="T3">código_localidad </text:span><text:span text:style-name="T2">es cadena no nulo</text:span><text:span text:style-name="T3">, </text:span></text:p>
      <text:p text:style-name="P2"><text:span text:style-name="T3"><text:tab/>nombre </text:span><text:span text:style-name="T2">es cadena no nulo</text:span><text:span text:style-name="T3">,</text:span></text:p>
      <text:p text:style-name="P2"><text:tab/><text:span text:style-name="T3">códigoProvincia</text:span><text:span text:style-name="T2"> es cadena no nulo</text:span><text:span text:style-name="T3">,</text:span></text:p>
      <text:p text:style-name="P2"><text:tab/><text:span text:style-name="T2">PK</text:span><text:span text:style-name="T3">(código_localidad),</text:span></text:p>
      <text:p text:style-name="P2"><text:tab/><text:span text:style-name="T2">FK</text:span><text:span text:style-name="T3">(códigoProvincia/PROVINCIA(códigoProvincia))</text:span></text:p>
      <text:p text:style-name="P2"/>
      <text:p text:style-name="P3">PROVINCIA(<text:span text:style-name="T4">#</text:span>códigoProvincia, nombre_provincia, nombre_Región) siendo</text:p>
      <text:p text:style-name="P3"><text:tab/>códigoProvincia <text:span text:style-name="T1">es cadena no nulo</text:span>, </text:p>
      <text:p text:style-name="P3"><text:tab/>nombre_provincia <text:span text:style-name="T1">es cadena no nulo</text:span>, </text:p>
      <text:p text:style-name="P3"><text:tab/>nombre_Región <text:span text:style-name="T1">es cadena no nulo</text:span>,</text:p>
      <text:p text:style-name="P3"><text:tab/><text:span text:style-name="T1">PK</text:span>(códigoProvincia)</text:p>
      <text:p text:style-name="P3"><text:tab/><text:span text:style-name="T1">FK</text:span>(nombre_Región/REGION(nombre_Región))</text:p>
      <text:p text:style-name="P3"/>
      <text:p text:style-name="P4">Región(<text:span text:style-name="T4">#</text:span><text:span text:style-name="T3">nombre_Región</text:span>) siendo</text:p>
      <text:p text:style-name="P4"><text:tab/><text:span text:style-name="T3">nombre_Región </text:span><text:span text:style-name="T1">es cadena no nulo,</text:span></text:p>
      <text:p text:style-name="P4"><text:tab/><text:span text:style-name="T1">PK</text:span>( <text:span text:style-name="T3">nombre_Región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38:54.050216297</meta:creation-date>
    <dc:date>2021-11-10T12:58:15.915683367</dc:date>
    <meta:editing-duration>PT19M21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4" meta:word-count="84" meta:character-count="817" meta:non-whitespace-character-count="733"/>
  </office:meta>
</office:document-meta>
</file>